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88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DN 1 BANGKAL</text:p>
          </table:table-cell>
          <table:table-cell office:value-type="string" calcext:value-type="string">
            <text:p>BOSREG</text:p>
          </table:table-cell>
          <table:table-cell table:formula="of:=CONCATENATE([.A2];&quot; &quot;;[.B2])" office:value-type="string" office:string-value="SDN 1 BANGKAL BOSREG" calcext:value-type="string">
            <text:p>SDN 1 BANGKAL BOSREG</text:p>
          </table:table-cell>
          <table:table-cell table:formula="of:=LOWER([.C2])" office:value-type="string" office:string-value="sdn 1 bangkal bosreg" calcext:value-type="string">
            <text:p>sdn 1 bangkal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CEMPAKA</text:p>
          </table:table-cell>
          <table:table-cell office:value-type="string" calcext:value-type="string">
            <text:p>BOSREG</text:p>
          </table:table-cell>
          <table:table-cell table:formula="of:=CONCATENATE([.A3];&quot; &quot;;[.B3])" office:value-type="string" office:string-value="SDN 1 CEMPAKA BOSREG" calcext:value-type="string">
            <text:p>SDN 1 CEMPAKA BOSREG</text:p>
          </table:table-cell>
          <table:table-cell table:formula="of:=LOWER([.C3])" office:value-type="string" office:string-value="sdn 1 cempaka bosreg" calcext:value-type="string">
            <text:p>sdn 1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GUNTUNG MANGGIS</text:p>
          </table:table-cell>
          <table:table-cell office:value-type="string" calcext:value-type="string">
            <text:p>BOSREG</text:p>
          </table:table-cell>
          <table:table-cell table:formula="of:=CONCATENATE([.A4];&quot; &quot;;[.B4])" office:value-type="string" office:string-value="SDN 1 GUNTUNG MANGGIS BOSREG" calcext:value-type="string">
            <text:p>SDN 1 GUNTUNG MANGGIS BOSREG</text:p>
          </table:table-cell>
          <table:table-cell table:formula="of:=LOWER([.C4])" office:value-type="string" office:string-value="sdn 1 guntung manggis bosreg" calcext:value-type="string">
            <text:p>sdn 1 guntung manggi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GUNTUNG PAIKAT</text:p>
          </table:table-cell>
          <table:table-cell office:value-type="string" calcext:value-type="string">
            <text:p>BOSREG</text:p>
          </table:table-cell>
          <table:table-cell table:formula="of:=CONCATENATE([.A5];&quot; &quot;;[.B5])" office:value-type="string" office:string-value="SDN 1 GUNTUNG PAIKAT BOSREG" calcext:value-type="string">
            <text:p>SDN 1 GUNTUNG PAIKAT BOSREG</text:p>
          </table:table-cell>
          <table:table-cell table:formula="of:=LOWER([.C5])" office:value-type="string" office:string-value="sdn 1 guntung paikat bosreg" calcext:value-type="string">
            <text:p>sdn 1 guntung paika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GUNTUNG PAYUNG</text:p>
          </table:table-cell>
          <table:table-cell office:value-type="string" calcext:value-type="string">
            <text:p>BOSREG</text:p>
          </table:table-cell>
          <table:table-cell table:formula="of:=CONCATENATE([.A6];&quot; &quot;;[.B6])" office:value-type="string" office:string-value="SDN 1 GUNTUNG PAYUNG BOSREG" calcext:value-type="string">
            <text:p>SDN 1 GUNTUNG PAYUNG BOSREG</text:p>
          </table:table-cell>
          <table:table-cell table:formula="of:=LOWER([.C6])" office:value-type="string" office:string-value="sdn 1 guntung payung bosreg" calcext:value-type="string">
            <text:p>sdn 1 guntung payu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KEMUNING</text:p>
          </table:table-cell>
          <table:table-cell office:value-type="string" calcext:value-type="string">
            <text:p>BOSREG</text:p>
          </table:table-cell>
          <table:table-cell table:formula="of:=CONCATENATE([.A7];&quot; &quot;;[.B7])" office:value-type="string" office:string-value="SDN 1 KEMUNING BOSREG" calcext:value-type="string">
            <text:p>SDN 1 KEMUNING BOSREG</text:p>
          </table:table-cell>
          <table:table-cell table:formula="of:=LOWER([.C7])" office:value-type="string" office:string-value="sdn 1 kemuning bosreg" calcext:value-type="string">
            <text:p>sdn 1 kemuni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KOMET</text:p>
          </table:table-cell>
          <table:table-cell office:value-type="string" calcext:value-type="string">
            <text:p>BOSREG</text:p>
          </table:table-cell>
          <table:table-cell table:formula="of:=CONCATENATE([.A8];&quot; &quot;;[.B8])" office:value-type="string" office:string-value="SDN 1 KOMET BOSREG" calcext:value-type="string">
            <text:p>SDN 1 KOMET BOSREG</text:p>
          </table:table-cell>
          <table:table-cell table:formula="of:=LOWER([.C8])" office:value-type="string" office:string-value="sdn 1 komet bosreg" calcext:value-type="string">
            <text:p>sdn 1 kome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ANDASAN ULIN BARAT</text:p>
          </table:table-cell>
          <table:table-cell office:value-type="string" calcext:value-type="string">
            <text:p>BOSREG</text:p>
          </table:table-cell>
          <table:table-cell table:formula="of:=CONCATENATE([.A9];&quot; &quot;;[.B9])" office:value-type="string" office:string-value="SDN 1 LANDASAN ULIN BARAT BOSREG" calcext:value-type="string">
            <text:p>SDN 1 LANDASAN ULIN BARAT BOSREG</text:p>
          </table:table-cell>
          <table:table-cell table:formula="of:=LOWER([.C9])" office:value-type="string" office:string-value="sdn 1 landasan ulin barat bosreg" calcext:value-type="string">
            <text:p>sdn 1 landasan ulin bara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ANDASAN ULIN SELATAN</text:p>
          </table:table-cell>
          <table:table-cell office:value-type="string" calcext:value-type="string">
            <text:p>BOSREG</text:p>
          </table:table-cell>
          <table:table-cell table:formula="of:=CONCATENATE([.A10];&quot; &quot;;[.B10])" office:value-type="string" office:string-value="SDN 1 LANDASAN ULIN SELATAN BOSREG" calcext:value-type="string">
            <text:p>SDN 1 LANDASAN ULIN SELATAN BOSREG</text:p>
          </table:table-cell>
          <table:table-cell table:formula="of:=LOWER([.C10])" office:value-type="string" office:string-value="sdn 1 landasan ulin selatan bosreg" calcext:value-type="string">
            <text:p>sdn 1 landasan ulin selata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ANDASAN ULIN TENGAH</text:p>
          </table:table-cell>
          <table:table-cell office:value-type="string" calcext:value-type="string">
            <text:p>BOSREG</text:p>
          </table:table-cell>
          <table:table-cell table:formula="of:=CONCATENATE([.A11];&quot; &quot;;[.B11])" office:value-type="string" office:string-value="SDN 1 LANDASAN ULIN TENGAH BOSREG" calcext:value-type="string">
            <text:p>SDN 1 LANDASAN ULIN TENGAH BOSREG</text:p>
          </table:table-cell>
          <table:table-cell table:formula="of:=LOWER([.C11])" office:value-type="string" office:string-value="sdn 1 landasan ulin tengah bosreg" calcext:value-type="string">
            <text:p>sdn 1 landasan ulin tengah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ANDASAN ULIN TIMUR</text:p>
          </table:table-cell>
          <table:table-cell office:value-type="string" calcext:value-type="string">
            <text:p>BOSREG</text:p>
          </table:table-cell>
          <table:table-cell table:formula="of:=CONCATENATE([.A12];&quot; &quot;;[.B12])" office:value-type="string" office:string-value="SDN 1 LANDASAN ULIN TIMUR BOSREG" calcext:value-type="string">
            <text:p>SDN 1 LANDASAN ULIN TIMUR BOSREG</text:p>
          </table:table-cell>
          <table:table-cell table:formula="of:=LOWER([.C12])" office:value-type="string" office:string-value="sdn 1 landasan ulin timur bosreg" calcext:value-type="string">
            <text:p>sdn 1 landasan ulin timu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ANDASAN ULIN UTARA</text:p>
          </table:table-cell>
          <table:table-cell office:value-type="string" calcext:value-type="string">
            <text:p>BOSREG</text:p>
          </table:table-cell>
          <table:table-cell table:formula="of:=CONCATENATE([.A13];&quot; &quot;;[.B13])" office:value-type="string" office:string-value="SDN 1 LANDASAN ULIN UTARA BOSREG" calcext:value-type="string">
            <text:p>SDN 1 LANDASAN ULIN UTARA BOSREG</text:p>
          </table:table-cell>
          <table:table-cell table:formula="of:=LOWER([.C13])" office:value-type="string" office:string-value="sdn 1 landasan ulin utara bosreg" calcext:value-type="string">
            <text:p>sdn 1 landasan ulin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OKTABAT SELATAN</text:p>
          </table:table-cell>
          <table:table-cell office:value-type="string" calcext:value-type="string">
            <text:p>BOSREG</text:p>
          </table:table-cell>
          <table:table-cell table:formula="of:=CONCATENATE([.A14];&quot; &quot;;[.B14])" office:value-type="string" office:string-value="SDN 1 LOKTABAT SELATAN BOSREG" calcext:value-type="string">
            <text:p>SDN 1 LOKTABAT SELATAN BOSREG</text:p>
          </table:table-cell>
          <table:table-cell table:formula="of:=LOWER([.C14])" office:value-type="string" office:string-value="sdn 1 loktabat selatan bosreg" calcext:value-type="string">
            <text:p>sdn 1 loktabat selata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LOKTABAT UTARA</text:p>
          </table:table-cell>
          <table:table-cell office:value-type="string" calcext:value-type="string">
            <text:p>BOSREG</text:p>
          </table:table-cell>
          <table:table-cell table:formula="of:=CONCATENATE([.A15];&quot; &quot;;[.B15])" office:value-type="string" office:string-value="SDN 1 LOKTABAT UTARA BOSREG" calcext:value-type="string">
            <text:p>SDN 1 LOKTABAT UTARA BOSREG</text:p>
          </table:table-cell>
          <table:table-cell table:formula="of:=LOWER([.C15])" office:value-type="string" office:string-value="sdn 1 loktabat utara bosreg" calcext:value-type="string">
            <text:p>sdn 1 loktabat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MENTAOS</text:p>
          </table:table-cell>
          <table:table-cell office:value-type="string" calcext:value-type="string">
            <text:p>BOSREG</text:p>
          </table:table-cell>
          <table:table-cell table:formula="of:=CONCATENATE([.A16];&quot; &quot;;[.B16])" office:value-type="string" office:string-value="SDN 1 MENTAOS BOSREG" calcext:value-type="string">
            <text:p>SDN 1 MENTAOS BOSREG</text:p>
          </table:table-cell>
          <table:table-cell table:formula="of:=LOWER([.C16])" office:value-type="string" office:string-value="sdn 1 mentaos bosreg" calcext:value-type="string">
            <text:p>sdn 1 mentao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PALAM</text:p>
          </table:table-cell>
          <table:table-cell office:value-type="string" calcext:value-type="string">
            <text:p>BOSREG</text:p>
          </table:table-cell>
          <table:table-cell table:formula="of:=CONCATENATE([.A17];&quot; &quot;;[.B17])" office:value-type="string" office:string-value="SDN 1 PALAM BOSREG" calcext:value-type="string">
            <text:p>SDN 1 PALAM BOSREG</text:p>
          </table:table-cell>
          <table:table-cell table:formula="of:=LOWER([.C17])" office:value-type="string" office:string-value="sdn 1 palam bosreg" calcext:value-type="string">
            <text:p>sdn 1 palam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SUNGAI BESAR</text:p>
          </table:table-cell>
          <table:table-cell office:value-type="string" calcext:value-type="string">
            <text:p>BOSREG</text:p>
          </table:table-cell>
          <table:table-cell table:formula="of:=CONCATENATE([.A18];&quot; &quot;;[.B18])" office:value-type="string" office:string-value="SDN 1 SUNGAI BESAR BOSREG" calcext:value-type="string">
            <text:p>SDN 1 SUNGAI BESAR BOSREG</text:p>
          </table:table-cell>
          <table:table-cell table:formula="of:=LOWER([.C18])" office:value-type="string" office:string-value="sdn 1 sungai besar bosreg" calcext:value-type="string">
            <text:p>sdn 1 sungai besa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SUNGAI TIUNG</text:p>
          </table:table-cell>
          <table:table-cell office:value-type="string" calcext:value-type="string">
            <text:p>BOSREG</text:p>
          </table:table-cell>
          <table:table-cell table:formula="of:=CONCATENATE([.A19];&quot; &quot;;[.B19])" office:value-type="string" office:string-value="SDN 1 SUNGAI TIUNG BOSREG" calcext:value-type="string">
            <text:p>SDN 1 SUNGAI TIUNG BOSREG</text:p>
          </table:table-cell>
          <table:table-cell table:formula="of:=LOWER([.C19])" office:value-type="string" office:string-value="sdn 1 sungai tiung bosreg" calcext:value-type="string">
            <text:p>sdn 1 sungai tiu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SUNGAI ULIN</text:p>
          </table:table-cell>
          <table:table-cell office:value-type="string" calcext:value-type="string">
            <text:p>BOSREG</text:p>
          </table:table-cell>
          <table:table-cell table:formula="of:=CONCATENATE([.A20];&quot; &quot;;[.B20])" office:value-type="string" office:string-value="SDN 1 SUNGAI ULIN BOSREG" calcext:value-type="string">
            <text:p>SDN 1 SUNGAI ULIN BOSREG</text:p>
          </table:table-cell>
          <table:table-cell table:formula="of:=LOWER([.C20])" office:value-type="string" office:string-value="sdn 1 sungai ulin bosreg" calcext:value-type="string">
            <text:p>sdn 1 sungai uli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1 SYAMSUDIN NOOR</text:p>
          </table:table-cell>
          <table:table-cell office:value-type="string" calcext:value-type="string">
            <text:p>BOSREG</text:p>
          </table:table-cell>
          <table:table-cell table:formula="of:=CONCATENATE([.A21];&quot; &quot;;[.B21])" office:value-type="string" office:string-value="SDN 1 SYAMSUDIN NOOR BOSREG" calcext:value-type="string">
            <text:p>SDN 1 SYAMSUDIN NOOR BOSREG</text:p>
          </table:table-cell>
          <table:table-cell table:formula="of:=LOWER([.C21])" office:value-type="string" office:string-value="sdn 1 syamsudin noor bosreg" calcext:value-type="string">
            <text:p>sdn 1 syamsudin noo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BANGKAL</text:p>
          </table:table-cell>
          <table:table-cell office:value-type="string" calcext:value-type="string">
            <text:p>BOSREG</text:p>
          </table:table-cell>
          <table:table-cell table:formula="of:=CONCATENATE([.A22];&quot; &quot;;[.B22])" office:value-type="string" office:string-value="SDN 2 BANGKAL BOSREG" calcext:value-type="string">
            <text:p>SDN 2 BANGKAL BOSREG</text:p>
          </table:table-cell>
          <table:table-cell table:formula="of:=LOWER([.C22])" office:value-type="string" office:string-value="sdn 2 bangkal bosreg" calcext:value-type="string">
            <text:p>sdn 2 bangkal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CEMPAKA</text:p>
          </table:table-cell>
          <table:table-cell office:value-type="string" calcext:value-type="string">
            <text:p>BOSREG</text:p>
          </table:table-cell>
          <table:table-cell table:formula="of:=CONCATENATE([.A23];&quot; &quot;;[.B23])" office:value-type="string" office:string-value="SDN 2 CEMPAKA BOSREG" calcext:value-type="string">
            <text:p>SDN 2 CEMPAKA BOSREG</text:p>
          </table:table-cell>
          <table:table-cell table:formula="of:=LOWER([.C23])" office:value-type="string" office:string-value="sdn 2 cempaka bosreg" calcext:value-type="string">
            <text:p>sdn 2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GUNTUNG MANGGIS</text:p>
          </table:table-cell>
          <table:table-cell office:value-type="string" calcext:value-type="string">
            <text:p>BOSREG</text:p>
          </table:table-cell>
          <table:table-cell table:formula="of:=CONCATENATE([.A24];&quot; &quot;;[.B24])" office:value-type="string" office:string-value="SDN 2 GUNTUNG MANGGIS BOSREG" calcext:value-type="string">
            <text:p>SDN 2 GUNTUNG MANGGIS BOSREG</text:p>
          </table:table-cell>
          <table:table-cell table:formula="of:=LOWER([.C24])" office:value-type="string" office:string-value="sdn 2 guntung manggis bosreg" calcext:value-type="string">
            <text:p>sdn 2 guntung manggi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GUNTUNG PAIKAT</text:p>
          </table:table-cell>
          <table:table-cell office:value-type="string" calcext:value-type="string">
            <text:p>BOSREG</text:p>
          </table:table-cell>
          <table:table-cell table:formula="of:=CONCATENATE([.A25];&quot; &quot;;[.B25])" office:value-type="string" office:string-value="SDN 2 GUNTUNG PAIKAT BOSREG" calcext:value-type="string">
            <text:p>SDN 2 GUNTUNG PAIKAT BOSREG</text:p>
          </table:table-cell>
          <table:table-cell table:formula="of:=LOWER([.C25])" office:value-type="string" office:string-value="sdn 2 guntung paikat bosreg" calcext:value-type="string">
            <text:p>sdn 2 guntung paika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GUNTUNG PAYUNG</text:p>
          </table:table-cell>
          <table:table-cell office:value-type="string" calcext:value-type="string">
            <text:p>BOSREG</text:p>
          </table:table-cell>
          <table:table-cell table:formula="of:=CONCATENATE([.A26];&quot; &quot;;[.B26])" office:value-type="string" office:string-value="SDN 2 GUNTUNG PAYUNG BOSREG" calcext:value-type="string">
            <text:p>SDN 2 GUNTUNG PAYUNG BOSREG</text:p>
          </table:table-cell>
          <table:table-cell table:formula="of:=LOWER([.C26])" office:value-type="string" office:string-value="sdn 2 guntung payung bosreg" calcext:value-type="string">
            <text:p>sdn 2 guntung payu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KEMUNING</text:p>
          </table:table-cell>
          <table:table-cell office:value-type="string" calcext:value-type="string">
            <text:p>BOSREG</text:p>
          </table:table-cell>
          <table:table-cell table:formula="of:=CONCATENATE([.A27];&quot; &quot;;[.B27])" office:value-type="string" office:string-value="SDN 2 KEMUNING BOSREG" calcext:value-type="string">
            <text:p>SDN 2 KEMUNING BOSREG</text:p>
          </table:table-cell>
          <table:table-cell table:formula="of:=LOWER([.C27])" office:value-type="string" office:string-value="sdn 2 kemuning bosreg" calcext:value-type="string">
            <text:p>sdn 2 kemuni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KOMET</text:p>
          </table:table-cell>
          <table:table-cell office:value-type="string" calcext:value-type="string">
            <text:p>BOSREG</text:p>
          </table:table-cell>
          <table:table-cell table:formula="of:=CONCATENATE([.A28];&quot; &quot;;[.B28])" office:value-type="string" office:string-value="SDN 2 KOMET BOSREG" calcext:value-type="string">
            <text:p>SDN 2 KOMET BOSREG</text:p>
          </table:table-cell>
          <table:table-cell table:formula="of:=LOWER([.C28])" office:value-type="string" office:string-value="sdn 2 komet bosreg" calcext:value-type="string">
            <text:p>sdn 2 kome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LANDASAN ULIN BARAT</text:p>
          </table:table-cell>
          <table:table-cell office:value-type="string" calcext:value-type="string">
            <text:p>BOSREG</text:p>
          </table:table-cell>
          <table:table-cell table:formula="of:=CONCATENATE([.A29];&quot; &quot;;[.B29])" office:value-type="string" office:string-value="SDN 2 LANDASAN ULIN BARAT BOSREG" calcext:value-type="string">
            <text:p>SDN 2 LANDASAN ULIN BARAT BOSREG</text:p>
          </table:table-cell>
          <table:table-cell table:formula="of:=LOWER([.C29])" office:value-type="string" office:string-value="sdn 2 landasan ulin barat bosreg" calcext:value-type="string">
            <text:p>sdn 2 landasan ulin bara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LANDASAN ULIN TIMUR</text:p>
          </table:table-cell>
          <table:table-cell office:value-type="string" calcext:value-type="string">
            <text:p>BOSREG</text:p>
          </table:table-cell>
          <table:table-cell table:formula="of:=CONCATENATE([.A30];&quot; &quot;;[.B30])" office:value-type="string" office:string-value="SDN 2 LANDASAN ULIN TIMUR BOSREG" calcext:value-type="string">
            <text:p>SDN 2 LANDASAN ULIN TIMUR BOSREG</text:p>
          </table:table-cell>
          <table:table-cell table:formula="of:=LOWER([.C30])" office:value-type="string" office:string-value="sdn 2 landasan ulin timur bosreg" calcext:value-type="string">
            <text:p>sdn 2 landasan ulin timu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LANDASAN ULIN UTARA</text:p>
          </table:table-cell>
          <table:table-cell office:value-type="string" calcext:value-type="string">
            <text:p>BOSREG</text:p>
          </table:table-cell>
          <table:table-cell table:formula="of:=CONCATENATE([.A31];&quot; &quot;;[.B31])" office:value-type="string" office:string-value="SDN 2 LANDASAN ULIN UTARA BOSREG" calcext:value-type="string">
            <text:p>SDN 2 LANDASAN ULIN UTARA BOSREG</text:p>
          </table:table-cell>
          <table:table-cell table:formula="of:=LOWER([.C31])" office:value-type="string" office:string-value="sdn 2 landasan ulin utara bosreg" calcext:value-type="string">
            <text:p>sdn 2 landasan ulin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LOKTABAT SELATAN</text:p>
          </table:table-cell>
          <table:table-cell office:value-type="string" calcext:value-type="string">
            <text:p>BOSREG</text:p>
          </table:table-cell>
          <table:table-cell table:formula="of:=CONCATENATE([.A32];&quot; &quot;;[.B32])" office:value-type="string" office:string-value="SDN 2 LOKTABAT SELATAN BOSREG" calcext:value-type="string">
            <text:p>SDN 2 LOKTABAT SELATAN BOSREG</text:p>
          </table:table-cell>
          <table:table-cell table:formula="of:=LOWER([.C32])" office:value-type="string" office:string-value="sdn 2 loktabat selatan bosreg" calcext:value-type="string">
            <text:p>sdn 2 loktabat selata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LOKTABAT UTARA</text:p>
          </table:table-cell>
          <table:table-cell office:value-type="string" calcext:value-type="string">
            <text:p>BOSREG</text:p>
          </table:table-cell>
          <table:table-cell table:formula="of:=CONCATENATE([.A33];&quot; &quot;;[.B33])" office:value-type="string" office:string-value="SDN 2 LOKTABAT UTARA BOSREG" calcext:value-type="string">
            <text:p>SDN 2 LOKTABAT UTARA BOSREG</text:p>
          </table:table-cell>
          <table:table-cell table:formula="of:=LOWER([.C33])" office:value-type="string" office:string-value="sdn 2 loktabat utara bosreg" calcext:value-type="string">
            <text:p>sdn 2 loktabat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MENTAOS</text:p>
          </table:table-cell>
          <table:table-cell office:value-type="string" calcext:value-type="string">
            <text:p>BOSREG</text:p>
          </table:table-cell>
          <table:table-cell table:formula="of:=CONCATENATE([.A34];&quot; &quot;;[.B34])" office:value-type="string" office:string-value="SDN 2 MENTAOS BOSREG" calcext:value-type="string">
            <text:p>SDN 2 MENTAOS BOSREG</text:p>
          </table:table-cell>
          <table:table-cell table:formula="of:=LOWER([.C34])" office:value-type="string" office:string-value="sdn 2 mentaos bosreg" calcext:value-type="string">
            <text:p>sdn 2 mentao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PALAM</text:p>
          </table:table-cell>
          <table:table-cell office:value-type="string" calcext:value-type="string">
            <text:p>BOSREG</text:p>
          </table:table-cell>
          <table:table-cell table:formula="of:=CONCATENATE([.A35];&quot; &quot;;[.B35])" office:value-type="string" office:string-value="SDN 2 PALAM BOSREG" calcext:value-type="string">
            <text:p>SDN 2 PALAM BOSREG</text:p>
          </table:table-cell>
          <table:table-cell table:formula="of:=LOWER([.C35])" office:value-type="string" office:string-value="sdn 2 palam bosreg" calcext:value-type="string">
            <text:p>sdn 2 palam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SUNGAI BESAR</text:p>
          </table:table-cell>
          <table:table-cell office:value-type="string" calcext:value-type="string">
            <text:p>BOSREG</text:p>
          </table:table-cell>
          <table:table-cell table:formula="of:=CONCATENATE([.A36];&quot; &quot;;[.B36])" office:value-type="string" office:string-value="SDN 2 SUNGAI BESAR BOSREG" calcext:value-type="string">
            <text:p>SDN 2 SUNGAI BESAR BOSREG</text:p>
          </table:table-cell>
          <table:table-cell table:formula="of:=LOWER([.C36])" office:value-type="string" office:string-value="sdn 2 sungai besar bosreg" calcext:value-type="string">
            <text:p>sdn 2 sungai besa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SUNGAI TIUNG</text:p>
          </table:table-cell>
          <table:table-cell office:value-type="string" calcext:value-type="string">
            <text:p>BOSREG</text:p>
          </table:table-cell>
          <table:table-cell table:formula="of:=CONCATENATE([.A37];&quot; &quot;;[.B37])" office:value-type="string" office:string-value="SDN 2 SUNGAI TIUNG BOSREG" calcext:value-type="string">
            <text:p>SDN 2 SUNGAI TIUNG BOSREG</text:p>
          </table:table-cell>
          <table:table-cell table:formula="of:=LOWER([.C37])" office:value-type="string" office:string-value="sdn 2 sungai tiung bosreg" calcext:value-type="string">
            <text:p>sdn 2 sungai tiu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SUNGAI ULIN</text:p>
          </table:table-cell>
          <table:table-cell office:value-type="string" calcext:value-type="string">
            <text:p>BOSREG</text:p>
          </table:table-cell>
          <table:table-cell table:formula="of:=CONCATENATE([.A38];&quot; &quot;;[.B38])" office:value-type="string" office:string-value="SDN 2 SUNGAI ULIN BOSREG" calcext:value-type="string">
            <text:p>SDN 2 SUNGAI ULIN BOSREG</text:p>
          </table:table-cell>
          <table:table-cell table:formula="of:=LOWER([.C38])" office:value-type="string" office:string-value="sdn 2 sungai ulin bosreg" calcext:value-type="string">
            <text:p>sdn 2 sungai uli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2 SYAMSUDIN NOOR</text:p>
          </table:table-cell>
          <table:table-cell office:value-type="string" calcext:value-type="string">
            <text:p>BOSREG</text:p>
          </table:table-cell>
          <table:table-cell table:formula="of:=CONCATENATE([.A39];&quot; &quot;;[.B39])" office:value-type="string" office:string-value="SDN 2 SYAMSUDIN NOOR BOSREG" calcext:value-type="string">
            <text:p>SDN 2 SYAMSUDIN NOOR BOSREG</text:p>
          </table:table-cell>
          <table:table-cell table:formula="of:=LOWER([.C39])" office:value-type="string" office:string-value="sdn 2 syamsudin noor bosreg" calcext:value-type="string">
            <text:p>sdn 2 syamsudin noo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BANGKAL</text:p>
          </table:table-cell>
          <table:table-cell office:value-type="string" calcext:value-type="string">
            <text:p>BOSREG</text:p>
          </table:table-cell>
          <table:table-cell table:formula="of:=CONCATENATE([.A40];&quot; &quot;;[.B40])" office:value-type="string" office:string-value="SDN 3 BANGKAL BOSREG" calcext:value-type="string">
            <text:p>SDN 3 BANGKAL BOSREG</text:p>
          </table:table-cell>
          <table:table-cell table:formula="of:=LOWER([.C40])" office:value-type="string" office:string-value="sdn 3 bangkal bosreg" calcext:value-type="string">
            <text:p>sdn 3 bangkal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CEMPAKA</text:p>
          </table:table-cell>
          <table:table-cell office:value-type="string" calcext:value-type="string">
            <text:p>BOSREG</text:p>
          </table:table-cell>
          <table:table-cell table:formula="of:=CONCATENATE([.A41];&quot; &quot;;[.B41])" office:value-type="string" office:string-value="SDN 3 CEMPAKA BOSREG" calcext:value-type="string">
            <text:p>SDN 3 CEMPAKA BOSREG</text:p>
          </table:table-cell>
          <table:table-cell table:formula="of:=LOWER([.C41])" office:value-type="string" office:string-value="sdn 3 cempaka bosreg" calcext:value-type="string">
            <text:p>sdn 3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GUNTUNG MANGGIS</text:p>
          </table:table-cell>
          <table:table-cell office:value-type="string" calcext:value-type="string">
            <text:p>BOSREG</text:p>
          </table:table-cell>
          <table:table-cell table:formula="of:=CONCATENATE([.A42];&quot; &quot;;[.B42])" office:value-type="string" office:string-value="SDN 3 GUNTUNG MANGGIS BOSREG" calcext:value-type="string">
            <text:p>SDN 3 GUNTUNG MANGGIS BOSREG</text:p>
          </table:table-cell>
          <table:table-cell table:formula="of:=LOWER([.C42])" office:value-type="string" office:string-value="sdn 3 guntung manggis bosreg" calcext:value-type="string">
            <text:p>sdn 3 guntung manggi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GUNTUNG PAYUNG</text:p>
          </table:table-cell>
          <table:table-cell office:value-type="string" calcext:value-type="string">
            <text:p>BOSREG</text:p>
          </table:table-cell>
          <table:table-cell table:formula="of:=CONCATENATE([.A43];&quot; &quot;;[.B43])" office:value-type="string" office:string-value="SDN 3 GUNTUNG PAYUNG BOSREG" calcext:value-type="string">
            <text:p>SDN 3 GUNTUNG PAYUNG BOSREG</text:p>
          </table:table-cell>
          <table:table-cell table:formula="of:=LOWER([.C43])" office:value-type="string" office:string-value="sdn 3 guntung payung bosreg" calcext:value-type="string">
            <text:p>sdn 3 guntung payu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KEMUNING</text:p>
          </table:table-cell>
          <table:table-cell office:value-type="string" calcext:value-type="string">
            <text:p>BOSREG</text:p>
          </table:table-cell>
          <table:table-cell table:formula="of:=CONCATENATE([.A44];&quot; &quot;;[.B44])" office:value-type="string" office:string-value="SDN 3 KEMUNING BOSREG" calcext:value-type="string">
            <text:p>SDN 3 KEMUNING BOSREG</text:p>
          </table:table-cell>
          <table:table-cell table:formula="of:=LOWER([.C44])" office:value-type="string" office:string-value="sdn 3 kemuning bosreg" calcext:value-type="string">
            <text:p>sdn 3 kemuni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KOMET</text:p>
          </table:table-cell>
          <table:table-cell office:value-type="string" calcext:value-type="string">
            <text:p>BOSREG</text:p>
          </table:table-cell>
          <table:table-cell table:formula="of:=CONCATENATE([.A45];&quot; &quot;;[.B45])" office:value-type="string" office:string-value="SDN 3 KOMET BOSREG" calcext:value-type="string">
            <text:p>SDN 3 KOMET BOSREG</text:p>
          </table:table-cell>
          <table:table-cell table:formula="of:=LOWER([.C45])" office:value-type="string" office:string-value="sdn 3 komet bosreg" calcext:value-type="string">
            <text:p>sdn 3 kome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LANDASAN ULIN TIMUR</text:p>
          </table:table-cell>
          <table:table-cell office:value-type="string" calcext:value-type="string">
            <text:p>BOSREG</text:p>
          </table:table-cell>
          <table:table-cell table:formula="of:=CONCATENATE([.A46];&quot; &quot;;[.B46])" office:value-type="string" office:string-value="SDN 3 LANDASAN ULIN TIMUR BOSREG" calcext:value-type="string">
            <text:p>SDN 3 LANDASAN ULIN TIMUR BOSREG</text:p>
          </table:table-cell>
          <table:table-cell table:formula="of:=LOWER([.C46])" office:value-type="string" office:string-value="sdn 3 landasan ulin timur bosreg" calcext:value-type="string">
            <text:p>sdn 3 landasan ulin timu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LOKTABAT UTARA</text:p>
          </table:table-cell>
          <table:table-cell office:value-type="string" calcext:value-type="string">
            <text:p>BOSREG</text:p>
          </table:table-cell>
          <table:table-cell table:formula="of:=CONCATENATE([.A47];&quot; &quot;;[.B47])" office:value-type="string" office:string-value="SDN 3 LOKTABAT UTARA BOSREG" calcext:value-type="string">
            <text:p>SDN 3 LOKTABAT UTARA BOSREG</text:p>
          </table:table-cell>
          <table:table-cell table:formula="of:=LOWER([.C47])" office:value-type="string" office:string-value="sdn 3 loktabat utara bosreg" calcext:value-type="string">
            <text:p>sdn 3 loktabat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PALAM</text:p>
          </table:table-cell>
          <table:table-cell office:value-type="string" calcext:value-type="string">
            <text:p>BOSREG</text:p>
          </table:table-cell>
          <table:table-cell table:formula="of:=CONCATENATE([.A48];&quot; &quot;;[.B48])" office:value-type="string" office:string-value="SDN 3 PALAM BOSREG" calcext:value-type="string">
            <text:p>SDN 3 PALAM BOSREG</text:p>
          </table:table-cell>
          <table:table-cell table:formula="of:=LOWER([.C48])" office:value-type="string" office:string-value="sdn 3 palam bosreg" calcext:value-type="string">
            <text:p>sdn 3 palam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SUNGAI BESAR</text:p>
          </table:table-cell>
          <table:table-cell office:value-type="string" calcext:value-type="string">
            <text:p>BOSREG</text:p>
          </table:table-cell>
          <table:table-cell table:formula="of:=CONCATENATE([.A49];&quot; &quot;;[.B49])" office:value-type="string" office:string-value="SDN 3 SUNGAI BESAR BOSREG" calcext:value-type="string">
            <text:p>SDN 3 SUNGAI BESAR BOSREG</text:p>
          </table:table-cell>
          <table:table-cell table:formula="of:=LOWER([.C49])" office:value-type="string" office:string-value="sdn 3 sungai besar bosreg" calcext:value-type="string">
            <text:p>sdn 3 sungai besa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SUNGAI TIUNG</text:p>
          </table:table-cell>
          <table:table-cell office:value-type="string" calcext:value-type="string">
            <text:p>BOSREG</text:p>
          </table:table-cell>
          <table:table-cell table:formula="of:=CONCATENATE([.A50];&quot; &quot;;[.B50])" office:value-type="string" office:string-value="SDN 3 SUNGAI TIUNG BOSREG" calcext:value-type="string">
            <text:p>SDN 3 SUNGAI TIUNG BOSREG</text:p>
          </table:table-cell>
          <table:table-cell table:formula="of:=LOWER([.C50])" office:value-type="string" office:string-value="sdn 3 sungai tiung bosreg" calcext:value-type="string">
            <text:p>sdn 3 sungai tiung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SUNGAI ULIN</text:p>
          </table:table-cell>
          <table:table-cell office:value-type="string" calcext:value-type="string">
            <text:p>BOSREG</text:p>
          </table:table-cell>
          <table:table-cell table:formula="of:=CONCATENATE([.A51];&quot; &quot;;[.B51])" office:value-type="string" office:string-value="SDN 3 SUNGAI ULIN BOSREG" calcext:value-type="string">
            <text:p>SDN 3 SUNGAI ULIN BOSREG</text:p>
          </table:table-cell>
          <table:table-cell table:formula="of:=LOWER([.C51])" office:value-type="string" office:string-value="sdn 3 sungai ulin bosreg" calcext:value-type="string">
            <text:p>sdn 3 sungai uli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3 SYAMSUDIN NOOR</text:p>
          </table:table-cell>
          <table:table-cell office:value-type="string" calcext:value-type="string">
            <text:p>BOSREG</text:p>
          </table:table-cell>
          <table:table-cell table:formula="of:=CONCATENATE([.A52];&quot; &quot;;[.B52])" office:value-type="string" office:string-value="SDN 3 SYAMSUDIN NOOR BOSREG" calcext:value-type="string">
            <text:p>SDN 3 SYAMSUDIN NOOR BOSREG</text:p>
          </table:table-cell>
          <table:table-cell table:formula="of:=LOWER([.C52])" office:value-type="string" office:string-value="sdn 3 syamsudin noor bosreg" calcext:value-type="string">
            <text:p>sdn 3 syamsudin noo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CEMPAKA</text:p>
          </table:table-cell>
          <table:table-cell office:value-type="string" calcext:value-type="string">
            <text:p>BOSREG</text:p>
          </table:table-cell>
          <table:table-cell table:formula="of:=CONCATENATE([.A53];&quot; &quot;;[.B53])" office:value-type="string" office:string-value="SDN 4 CEMPAKA BOSREG" calcext:value-type="string">
            <text:p>SDN 4 CEMPAKA BOSREG</text:p>
          </table:table-cell>
          <table:table-cell table:formula="of:=LOWER([.C53])" office:value-type="string" office:string-value="sdn 4 cempaka bosreg" calcext:value-type="string">
            <text:p>sdn 4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GUNTUNG MANGGIS</text:p>
          </table:table-cell>
          <table:table-cell office:value-type="string" calcext:value-type="string">
            <text:p>BOSREG</text:p>
          </table:table-cell>
          <table:table-cell table:formula="of:=CONCATENATE([.A54];&quot; &quot;;[.B54])" office:value-type="string" office:string-value="SDN 4 GUNTUNG MANGGIS BOSREG" calcext:value-type="string">
            <text:p>SDN 4 GUNTUNG MANGGIS BOSREG</text:p>
          </table:table-cell>
          <table:table-cell table:formula="of:=LOWER([.C54])" office:value-type="string" office:string-value="sdn 4 guntung manggis bosreg" calcext:value-type="string">
            <text:p>sdn 4 guntung manggi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KOMET</text:p>
          </table:table-cell>
          <table:table-cell office:value-type="string" calcext:value-type="string">
            <text:p>BOSREG</text:p>
          </table:table-cell>
          <table:table-cell table:formula="of:=CONCATENATE([.A55];&quot; &quot;;[.B55])" office:value-type="string" office:string-value="SDN 4 KOMET BOSREG" calcext:value-type="string">
            <text:p>SDN 4 KOMET BOSREG</text:p>
          </table:table-cell>
          <table:table-cell table:formula="of:=LOWER([.C55])" office:value-type="string" office:string-value="sdn 4 komet bosreg" calcext:value-type="string">
            <text:p>sdn 4 kome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LOKTABAT UTARA</text:p>
          </table:table-cell>
          <table:table-cell office:value-type="string" calcext:value-type="string">
            <text:p>BOSREG</text:p>
          </table:table-cell>
          <table:table-cell table:formula="of:=CONCATENATE([.A56];&quot; &quot;;[.B56])" office:value-type="string" office:string-value="SDN 4 LOKTABAT UTARA BOSREG" calcext:value-type="string">
            <text:p>SDN 4 LOKTABAT UTARA BOSREG</text:p>
          </table:table-cell>
          <table:table-cell table:formula="of:=LOWER([.C56])" office:value-type="string" office:string-value="sdn 4 loktabat utara bosreg" calcext:value-type="string">
            <text:p>sdn 4 loktabat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SUNGAI BESAR</text:p>
          </table:table-cell>
          <table:table-cell office:value-type="string" calcext:value-type="string">
            <text:p>BOSREG</text:p>
          </table:table-cell>
          <table:table-cell table:formula="of:=CONCATENATE([.A57];&quot; &quot;;[.B57])" office:value-type="string" office:string-value="SDN 4 SUNGAI BESAR BOSREG" calcext:value-type="string">
            <text:p>SDN 4 SUNGAI BESAR BOSREG</text:p>
          </table:table-cell>
          <table:table-cell table:formula="of:=LOWER([.C57])" office:value-type="string" office:string-value="sdn 4 sungai besar bosreg" calcext:value-type="string">
            <text:p>sdn 4 sungai besa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SUNGAI ULIN</text:p>
          </table:table-cell>
          <table:table-cell office:value-type="string" calcext:value-type="string">
            <text:p>BOSREG</text:p>
          </table:table-cell>
          <table:table-cell table:formula="of:=CONCATENATE([.A58];&quot; &quot;;[.B58])" office:value-type="string" office:string-value="SDN 4 SUNGAI ULIN BOSREG" calcext:value-type="string">
            <text:p>SDN 4 SUNGAI ULIN BOSREG</text:p>
          </table:table-cell>
          <table:table-cell table:formula="of:=LOWER([.C58])" office:value-type="string" office:string-value="sdn 4 sungai ulin bosreg" calcext:value-type="string">
            <text:p>sdn 4 sungai uli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4 SYAMSUDIN NOOR</text:p>
          </table:table-cell>
          <table:table-cell office:value-type="string" calcext:value-type="string">
            <text:p>BOSREG</text:p>
          </table:table-cell>
          <table:table-cell table:formula="of:=CONCATENATE([.A59];&quot; &quot;;[.B59])" office:value-type="string" office:string-value="SDN 4 SYAMSUDIN NOOR BOSREG" calcext:value-type="string">
            <text:p>SDN 4 SYAMSUDIN NOOR BOSREG</text:p>
          </table:table-cell>
          <table:table-cell table:formula="of:=LOWER([.C59])" office:value-type="string" office:string-value="sdn 4 syamsudin noor bosreg" calcext:value-type="string">
            <text:p>sdn 4 syamsudin noo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CEMPAKA</text:p>
          </table:table-cell>
          <table:table-cell office:value-type="string" calcext:value-type="string">
            <text:p>BOSREG</text:p>
          </table:table-cell>
          <table:table-cell table:formula="of:=CONCATENATE([.A60];&quot; &quot;;[.B60])" office:value-type="string" office:string-value="SDN 5 CEMPAKA BOSREG" calcext:value-type="string">
            <text:p>SDN 5 CEMPAKA BOSREG</text:p>
          </table:table-cell>
          <table:table-cell table:formula="of:=LOWER([.C60])" office:value-type="string" office:string-value="sdn 5 cempaka bosreg" calcext:value-type="string">
            <text:p>sdn 5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GUNTUNG MANGGIS</text:p>
          </table:table-cell>
          <table:table-cell office:value-type="string" calcext:value-type="string">
            <text:p>BOSREG</text:p>
          </table:table-cell>
          <table:table-cell table:formula="of:=CONCATENATE([.A61];&quot; &quot;;[.B61])" office:value-type="string" office:string-value="SDN 5 GUNTUNG MANGGIS BOSREG" calcext:value-type="string">
            <text:p>SDN 5 GUNTUNG MANGGIS BOSREG</text:p>
          </table:table-cell>
          <table:table-cell table:formula="of:=LOWER([.C61])" office:value-type="string" office:string-value="sdn 5 guntung manggis bosreg" calcext:value-type="string">
            <text:p>sdn 5 guntung manggis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KOMET</text:p>
          </table:table-cell>
          <table:table-cell office:value-type="string" calcext:value-type="string">
            <text:p>BOSREG</text:p>
          </table:table-cell>
          <table:table-cell table:formula="of:=CONCATENATE([.A62];&quot; &quot;;[.B62])" office:value-type="string" office:string-value="SDN 5 KOMET BOSREG" calcext:value-type="string">
            <text:p>SDN 5 KOMET BOSREG</text:p>
          </table:table-cell>
          <table:table-cell table:formula="of:=LOWER([.C62])" office:value-type="string" office:string-value="sdn 5 komet bosreg" calcext:value-type="string">
            <text:p>sdn 5 komet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LOKTABAT UTARA</text:p>
          </table:table-cell>
          <table:table-cell office:value-type="string" calcext:value-type="string">
            <text:p>BOSREG</text:p>
          </table:table-cell>
          <table:table-cell table:formula="of:=CONCATENATE([.A63];&quot; &quot;;[.B63])" office:value-type="string" office:string-value="SDN 5 LOKTABAT UTARA BOSREG" calcext:value-type="string">
            <text:p>SDN 5 LOKTABAT UTARA BOSREG</text:p>
          </table:table-cell>
          <table:table-cell table:formula="of:=LOWER([.C63])" office:value-type="string" office:string-value="sdn 5 loktabat utara bosreg" calcext:value-type="string">
            <text:p>sdn 5 loktabat utar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SUNGAI BESAR</text:p>
          </table:table-cell>
          <table:table-cell office:value-type="string" calcext:value-type="string">
            <text:p>BOSREG</text:p>
          </table:table-cell>
          <table:table-cell table:formula="of:=CONCATENATE([.A64];&quot; &quot;;[.B64])" office:value-type="string" office:string-value="SDN 5 SUNGAI BESAR BOSREG" calcext:value-type="string">
            <text:p>SDN 5 SUNGAI BESAR BOSREG</text:p>
          </table:table-cell>
          <table:table-cell table:formula="of:=LOWER([.C64])" office:value-type="string" office:string-value="sdn 5 sungai besar bosreg" calcext:value-type="string">
            <text:p>sdn 5 sungai besa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SUNGAI ULIN</text:p>
          </table:table-cell>
          <table:table-cell office:value-type="string" calcext:value-type="string">
            <text:p>BOSREG</text:p>
          </table:table-cell>
          <table:table-cell table:formula="of:=CONCATENATE([.A65];&quot; &quot;;[.B65])" office:value-type="string" office:string-value="SDN 5 SUNGAI ULIN BOSREG" calcext:value-type="string">
            <text:p>SDN 5 SUNGAI ULIN BOSREG</text:p>
          </table:table-cell>
          <table:table-cell table:formula="of:=LOWER([.C65])" office:value-type="string" office:string-value="sdn 5 sungai ulin bosreg" calcext:value-type="string">
            <text:p>sdn 5 sungai uli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5 SYAMSUDIN NOOR</text:p>
          </table:table-cell>
          <table:table-cell office:value-type="string" calcext:value-type="string">
            <text:p>BOSREG</text:p>
          </table:table-cell>
          <table:table-cell table:formula="of:=CONCATENATE([.A66];&quot; &quot;;[.B66])" office:value-type="string" office:string-value="SDN 5 SYAMSUDIN NOOR BOSREG" calcext:value-type="string">
            <text:p>SDN 5 SYAMSUDIN NOOR BOSREG</text:p>
          </table:table-cell>
          <table:table-cell table:formula="of:=LOWER([.C66])" office:value-type="string" office:string-value="sdn 5 syamsudin noor bosreg" calcext:value-type="string">
            <text:p>sdn 5 syamsudin noor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N 6 CEMPAKA</text:p>
          </table:table-cell>
          <table:table-cell office:value-type="string" calcext:value-type="string">
            <text:p>BOSREG</text:p>
          </table:table-cell>
          <table:table-cell table:formula="of:=CONCATENATE([.A67];&quot; &quot;;[.B67])" office:value-type="string" office:string-value="SDN 6 CEMPAKA BOSREG" calcext:value-type="string">
            <text:p>SDN 6 CEMPAKA BOSREG</text:p>
          </table:table-cell>
          <table:table-cell table:formula="of:=LOWER([.C67])" office:value-type="string" office:string-value="sdn 6 cempaka bosreg" calcext:value-type="string">
            <text:p>sdn 6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</text:p>
          </table:table-cell>
          <table:table-cell office:value-type="string" calcext:value-type="string">
            <text:p>BOSREG</text:p>
          </table:table-cell>
          <table:table-cell table:style-name="Default" table:formula="of:=CONCATENATE([.A68];&quot; &quot;;[.B68])" office:value-type="string" office:string-value="SMP NEGERI 1 BOSREG" calcext:value-type="string">
            <text:p>SMP NEGERI 1 BOSREG</text:p>
          </table:table-cell>
          <table:table-cell table:formula="of:=LOWER([.C68])" office:value-type="string" office:string-value="smp negeri 1 bosreg" calcext:value-type="string">
            <text:p>smp negeri 1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2</text:p>
          </table:table-cell>
          <table:table-cell office:value-type="string" calcext:value-type="string">
            <text:p>BOSREG</text:p>
          </table:table-cell>
          <table:table-cell table:style-name="Default" table:formula="of:=CONCATENATE([.A69];&quot; &quot;;[.B69])" office:value-type="string" office:string-value="SMP NEGERI 2 BOSREG" calcext:value-type="string">
            <text:p>SMP NEGERI 2 BOSREG</text:p>
          </table:table-cell>
          <table:table-cell table:formula="of:=LOWER([.C69])" office:value-type="string" office:string-value="smp negeri 2 bosreg" calcext:value-type="string">
            <text:p>smp negeri 2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3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0];&quot; &quot;;[.B70])" office:value-type="string" office:string-value="SMP NEGERI 3 BOSREG" calcext:value-type="string">
            <text:p>SMP NEGERI 3 BOSREG</text:p>
          </table:table-cell>
          <table:table-cell table:formula="of:=LOWER([.C70])" office:value-type="string" office:string-value="smp negeri 3 bosreg" calcext:value-type="string">
            <text:p>smp negeri 3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4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1];&quot; &quot;;[.B71])" office:value-type="string" office:string-value="SMP NEGERI 4 BOSREG" calcext:value-type="string">
            <text:p>SMP NEGERI 4 BOSREG</text:p>
          </table:table-cell>
          <table:table-cell table:formula="of:=LOWER([.C71])" office:value-type="string" office:string-value="smp negeri 4 bosreg" calcext:value-type="string">
            <text:p>smp negeri 4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5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2];&quot; &quot;;[.B72])" office:value-type="string" office:string-value="SMP NEGERI 5 BOSREG" calcext:value-type="string">
            <text:p>SMP NEGERI 5 BOSREG</text:p>
          </table:table-cell>
          <table:table-cell table:formula="of:=LOWER([.C72])" office:value-type="string" office:string-value="smp negeri 5 bosreg" calcext:value-type="string">
            <text:p>smp negeri 5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6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3];&quot; &quot;;[.B73])" office:value-type="string" office:string-value="SMP NEGERI 6 BOSREG" calcext:value-type="string">
            <text:p>SMP NEGERI 6 BOSREG</text:p>
          </table:table-cell>
          <table:table-cell table:formula="of:=LOWER([.C73])" office:value-type="string" office:string-value="smp negeri 6 bosreg" calcext:value-type="string">
            <text:p>smp negeri 6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8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4];&quot; &quot;;[.B74])" office:value-type="string" office:string-value="SMP NEGERI 8 BOSREG" calcext:value-type="string">
            <text:p>SMP NEGERI 8 BOSREG</text:p>
          </table:table-cell>
          <table:table-cell table:formula="of:=LOWER([.C74])" office:value-type="string" office:string-value="smp negeri 8 bosreg" calcext:value-type="string">
            <text:p>smp negeri 8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9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5];&quot; &quot;;[.B75])" office:value-type="string" office:string-value="SMP NEGERI 9 BOSREG" calcext:value-type="string">
            <text:p>SMP NEGERI 9 BOSREG</text:p>
          </table:table-cell>
          <table:table-cell table:formula="of:=LOWER([.C75])" office:value-type="string" office:string-value="smp negeri 9 bosreg" calcext:value-type="string">
            <text:p>smp negeri 9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0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6];&quot; &quot;;[.B76])" office:value-type="string" office:string-value="SMP NEGERI 10 BOSREG" calcext:value-type="string">
            <text:p>SMP NEGERI 10 BOSREG</text:p>
          </table:table-cell>
          <table:table-cell table:formula="of:=LOWER([.C76])" office:value-type="string" office:string-value="smp negeri 10 bosreg" calcext:value-type="string">
            <text:p>smp negeri 10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1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7];&quot; &quot;;[.B77])" office:value-type="string" office:string-value="SMP NEGERI 11 BOSREG" calcext:value-type="string">
            <text:p>SMP NEGERI 11 BOSREG</text:p>
          </table:table-cell>
          <table:table-cell table:formula="of:=LOWER([.C77])" office:value-type="string" office:string-value="smp negeri 11 bosreg" calcext:value-type="string">
            <text:p>smp negeri 11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2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8];&quot; &quot;;[.B78])" office:value-type="string" office:string-value="SMP NEGERI 12 BOSREG" calcext:value-type="string">
            <text:p>SMP NEGERI 12 BOSREG</text:p>
          </table:table-cell>
          <table:table-cell table:formula="of:=LOWER([.C78])" office:value-type="string" office:string-value="smp negeri 12 bosreg" calcext:value-type="string">
            <text:p>smp negeri 12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3</text:p>
          </table:table-cell>
          <table:table-cell office:value-type="string" calcext:value-type="string">
            <text:p>BOSREG</text:p>
          </table:table-cell>
          <table:table-cell table:style-name="Default" table:formula="of:=CONCATENATE([.A79];&quot; &quot;;[.B79])" office:value-type="string" office:string-value="SMP NEGERI 13 BOSREG" calcext:value-type="string">
            <text:p>SMP NEGERI 13 BOSREG</text:p>
          </table:table-cell>
          <table:table-cell table:formula="of:=LOWER([.C79])" office:value-type="string" office:string-value="smp negeri 13 bosreg" calcext:value-type="string">
            <text:p>smp negeri 13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4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0];&quot; &quot;;[.B80])" office:value-type="string" office:string-value="SMP NEGERI 14 BOSREG" calcext:value-type="string">
            <text:p>SMP NEGERI 14 BOSREG</text:p>
          </table:table-cell>
          <table:table-cell table:formula="of:=LOWER([.C80])" office:value-type="string" office:string-value="smp negeri 14 bosreg" calcext:value-type="string">
            <text:p>smp negeri 14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 NEGERI 15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1];&quot; &quot;;[.B81])" office:value-type="string" office:string-value="SMP NEGERI 15 BOSREG" calcext:value-type="string">
            <text:p>SMP NEGERI 15 BOSREG</text:p>
          </table:table-cell>
          <table:table-cell table:formula="of:=LOWER([.C81])" office:value-type="string" office:string-value="smp negeri 15 bosreg" calcext:value-type="string">
            <text:p>smp negeri 15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 NEGERI IDAMAN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2];&quot; &quot;;[.B82])" office:value-type="string" office:string-value="TK NEGERI IDAMAN BOSREG" calcext:value-type="string">
            <text:p>TK NEGERI IDAMAN BOSREG</text:p>
          </table:table-cell>
          <table:table-cell table:formula="of:=LOWER([.C82])" office:value-type="string" office:string-value="tk negeri idaman bosreg" calcext:value-type="string">
            <text:p>tk negeri idama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 NEGERI PEMBINA CEMPAKA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3];&quot; &quot;;[.B83])" office:value-type="string" office:string-value="TK NEGERI PEMBINA CEMPAKA BOSREG" calcext:value-type="string">
            <text:p>TK NEGERI PEMBINA CEMPAKA BOSREG</text:p>
          </table:table-cell>
          <table:table-cell table:formula="of:=LOWER([.C83])" office:value-type="string" office:string-value="tk negeri pembina cempaka bosreg" calcext:value-type="string">
            <text:p>tk negeri pembina cempak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 NEGERI PEMBINA KOTA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4];&quot; &quot;;[.B84])" office:value-type="string" office:string-value="TK NEGERI PEMBINA KOTA BOSREG" calcext:value-type="string">
            <text:p>TK NEGERI PEMBINA KOTA BOSREG</text:p>
          </table:table-cell>
          <table:table-cell table:formula="of:=LOWER([.C84])" office:value-type="string" office:string-value="tk negeri pembina kota bosreg" calcext:value-type="string">
            <text:p>tk negeri pembina kota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 NEGERI PEMBINA LANDASAN ULIN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5];&quot; &quot;;[.B85])" office:value-type="string" office:string-value="TK NEGERI PEMBINA LANDASAN ULIN BOSREG" calcext:value-type="string">
            <text:p>TK NEGERI PEMBINA LANDASAN ULIN BOSREG</text:p>
          </table:table-cell>
          <table:table-cell table:formula="of:=LOWER([.C85])" office:value-type="string" office:string-value="tk negeri pembina landasan ulin bosreg" calcext:value-type="string">
            <text:p>tk negeri pembina landasan ulin bos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 NEGERI PEMBINA LIANG ANGGANG</text:p>
          </table:table-cell>
          <table:table-cell office:value-type="string" calcext:value-type="string">
            <text:p>BOSREG</text:p>
          </table:table-cell>
          <table:table-cell table:style-name="Default" table:formula="of:=CONCATENATE([.A86];&quot; &quot;;[.B86])" office:value-type="string" office:string-value="TK NEGERI PEMBINA LIANG ANGGANG BOSREG" calcext:value-type="string">
            <text:p>TK NEGERI PEMBINA LIANG ANGGANG BOSREG</text:p>
          </table:table-cell>
          <table:table-cell table:formula="of:=LOWER([.C86])" office:value-type="string" office:string-value="tk negeri pembina liang anggang bosreg" calcext:value-type="string">
            <text:p>tk negeri pembina liang anggang bosre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A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54:22.464551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09:39:10.688330219</meta:creation-date>
    <dc:date>2020-05-02T09:26:45.533286867</dc:date>
    <meta:editing-duration>PT26M12S</meta:editing-duration>
    <meta:editing-cycles>8</meta:editing-cycles>
    <meta:generator>LibreOffice/6.0.7.3$Linux_X86_64 LibreOffice_project/00m0$Build-3</meta:generator>
    <meta:document-statistic meta:table-count="1" meta:cell-count="340" meta:object-count="0"/>
  </office:meta>
</office:document-meta>
</file>